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*Undentified*&quot;;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hysteroidea&quot;;&quot;Mononchidae&quot;;&quot;Neodiplogastridae&quot;;&quot;Panagrolaimidae&quot;;&quot;Paraphelenchidae&quot;;&quot;Paratylenchidae&quot;;&quot;Plectidae&quot;;&quot;Pratylenchidae&quot;;&quot;Psilenchidae&quot;;&quot;Psilenchidae&quot;;&quot;Qudsianematidae&quot;;&quot;Qudsianematidae&quot;;&quot;Rhabditidae&quot;;&quot;Rhabdolaimidae&quot;;&quot;Rhabdolaimidae&quot;;&quot;Steinernematidae &quot;;&quot;Steinernematidae &quot;;&quot;Trichodoridae &quot;;&quot;Tylenchidae&quot;;&quot;Tylencholaimidae&quot;;&quot;Tylencholaimidae&quot;;&quot;Tylencholaimoidea&quot;;&quot;Tylopharyngidae&quot;;&quot;Tylopharyngidae&quot;;&quot;&quot;)" table:allow-empty-cell="true" table:display-list="sorted-ascending" table:base-cell-address="Sheet1.I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5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number-columns-repeated="2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2" table:default-cell-style-name="ce2"/>
        <table:table-row table:style-name="ro6">
          <table:table-cell office:value-type="string">
            <text:p>Dir</text:p>
          </table:table-cell>
          <table:table-cell office:value-type="string">
            <text:p>NID</text:p>
          </table:table-cell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View Details</text:p>
          </table:table-cell>
          <table:table-cell office:value-type="string">
            <text:p>Taxinomic Value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Feeding Type</text:p>
          </table:table-cell>
          <table:table-cell table:number-columns-repeated="970"/>
        </table:table-row>
        <table:table-row table:style-name="ro2">
          <table:table-cell table:number-columns-repeated="4"/>
          <table:table-cell office:value-type="string">
            <text:p>Nem_0001</text:p>
          </table:table-cell>
          <table:table-cell office:value-type="string">
            <text:p>dd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number-columns-repeated="2"/>
          <table:table-cell table:formula="of:=+[.Q2]/[.P2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>
            <text:p>Nem_0002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number-columns-repeated="2"/>
          <table:table-cell table:formula="of:=+[.Q3]/[.P3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>
            <text:p>Nem_0003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number-columns-repeated="2"/>
          <table:table-cell table:formula="of:=+[.Q4]/[.P4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>
            <text:p>Nem_0004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number-columns-repeated="2"/>
          <table:table-cell table:formula="of:=+[.Q5]/[.P5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>
            <text:p>Nem_0005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number-columns-repeated="2"/>
          <table:table-cell table:formula="of:=+[.Q6]/[.P6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>
            <text:p>Nem_0006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number-columns-repeated="2"/>
          <table:table-cell table:formula="of:=+[.Q7]/[.P7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>
            <text:p>Nem_0007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number-columns-repeated="2"/>
          <table:table-cell table:formula="of:=+[.Q8]/[.P8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>
            <text:p>Nem_0008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number-columns-repeated="2"/>
          <table:table-cell table:formula="of:=+[.Q9]/[.P9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>
            <text:p>Nem_0009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number-columns-repeated="2"/>
          <table:table-cell table:formula="of:=+[.Q10]/[.P10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>
            <text:p>Nem_0010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number-columns-repeated="2"/>
          <table:table-cell table:formula="of:=+[.Q11]/[.P11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>
            <text:p>Nem_0011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number-columns-repeated="2"/>
          <table:table-cell table:formula="of:=+[.Q12]/[.P12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>
            <text:p>Nem_0012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number-columns-repeated="2"/>
          <table:table-cell table:formula="of:=+[.Q13]/[.P13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>
            <text:p>Nem_0013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number-columns-repeated="2"/>
          <table:table-cell table:formula="of:=+[.Q14]/[.P14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>
            <text:p>Nem_0014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number-columns-repeated="2"/>
          <table:table-cell table:formula="of:=+[.Q15]/[.P15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>
            <text:p>Nem_0015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number-columns-repeated="2"/>
          <table:table-cell table:formula="of:=+[.Q16]/[.P16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>
            <text:p>Nem_0016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number-columns-repeated="2"/>
          <table:table-cell table:formula="of:=+[.Q17]/[.P17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>
            <text:p>Nem_0017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number-columns-repeated="2"/>
          <table:table-cell table:formula="of:=+[.Q18]/[.P18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>
            <text:p>Nem_0018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number-columns-repeated="2"/>
          <table:table-cell table:formula="of:=+[.Q19]/[.P19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>
            <text:p>Nem_0019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number-columns-repeated="2"/>
          <table:table-cell table:formula="of:=+[.Q20]/[.P20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>
            <text:p>Nem_0020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number-columns-repeated="2"/>
          <table:table-cell table:formula="of:=+[.Q21]/[.P21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>
            <text:p>Nem_0021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5"/>
          <table:table-cell table:number-columns-repeated="2"/>
          <table:table-cell table:number-columns-repeated="2"/>
          <table:table-cell table:formula="of:=+[.Q22]/[.P22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8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 table:number-columns-repeated="2"/>
          <table:table-cell table:number-columns-repeated="2"/>
          <table:table-cell table:formula="of:=+[.Q23]/[.P23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8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 table:number-columns-repeated="2"/>
          <table:table-cell table:number-columns-repeated="2"/>
          <table:table-cell table:formula="of:=+[.Q24]/[.P24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8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 table:number-columns-repeated="2"/>
          <table:table-cell table:number-columns-repeated="2"/>
          <table:table-cell table:formula="of:=+[.Q25]/[.P25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8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 table:number-columns-repeated="2"/>
          <table:table-cell table:number-columns-repeated="2"/>
          <table:table-cell table:formula="of:=+[.Q26]/[.P26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8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 table:number-columns-repeated="2"/>
          <table:table-cell table:number-columns-repeated="2"/>
          <table:table-cell table:formula="of:=+[.Q27]/[.P27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8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 table:number-columns-repeated="2"/>
          <table:table-cell table:number-columns-repeated="2"/>
          <table:table-cell table:formula="of:=+[.Q28]/[.P28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8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 table:number-columns-repeated="2"/>
          <table:table-cell table:number-columns-repeated="2"/>
          <table:table-cell table:formula="of:=+[.Q29]/[.P29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8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 table:number-columns-repeated="2"/>
          <table:table-cell table:number-columns-repeated="2"/>
          <table:table-cell table:formula="of:=+[.Q30]/[.P30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8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 table:number-columns-repeated="2"/>
          <table:table-cell table:number-columns-repeated="2"/>
          <table:table-cell table:formula="of:=+[.Q31]/[.P31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8"/>
          <table:table-cell table:content-validation-name="val1"/>
          <table:table-cell table:content-validation-name="val3"/>
          <table:table-cell table:number-columns-repeated="5"/>
          <table:table-cell table:number-columns-repeated="2"/>
          <table:table-cell table:formula="of:=+[.Q32]/[.P32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8"/>
          <table:table-cell table:content-validation-name="val1"/>
          <table:table-cell table:content-validation-name="val3"/>
          <table:table-cell table:number-columns-repeated="5"/>
          <table:table-cell table:number-columns-repeated="2"/>
          <table:table-cell table:formula="of:=+[.Q33]/[.P33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8"/>
          <table:table-cell table:content-validation-name="val1"/>
          <table:table-cell table:content-validation-name="val3"/>
          <table:table-cell table:number-columns-repeated="5"/>
          <table:table-cell table:number-columns-repeated="2"/>
          <table:table-cell table:formula="of:=+[.Q34]/[.P34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8"/>
          <table:table-cell table:content-validation-name="val1"/>
          <table:table-cell table:content-validation-name="val3"/>
          <table:table-cell table:number-columns-repeated="5"/>
          <table:table-cell table:number-columns-repeated="2"/>
          <table:table-cell table:formula="of:=+[.Q35]/[.P35]" office:value-type="percentage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8"/>
          <table:table-cell table:content-validation-name="val1"/>
          <table:table-cell table:content-validation-name="val3"/>
          <table:table-cell table:number-columns-repeated="5"/>
          <table:table-cell table:number-columns-repeated="2"/>
          <table:table-cell table:formula="of:=+[.Q36]/[.P36]" office:value-type="percentage" office:value="0">
            <text:p>#DIV/0!</text:p>
          </table:table-cell>
          <table:table-cell table:number-columns-repeated="1006"/>
        </table:table-row>
        <table:table-row table:style-name="ro3" table:number-rows-repeated="3">
          <table:table-cell table:number-columns-repeated="8"/>
          <table:table-cell table:content-validation-name="val1"/>
          <table:table-cell table:content-validation-name="val3"/>
          <table:table-cell table:number-columns-repeated="1014"/>
        </table:table-row>
        <table:table-row table:style-name="ro3" table:number-rows-repeated="9">
          <table:table-cell table:number-columns-repeated="9"/>
          <table:table-cell table:content-validation-name="val3"/>
          <table:table-cell table:number-columns-repeated="101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2">
          <table:table-cell office:value-type="string">
            <text:p>*Undentified*</text:p>
          </table:table-cell>
        </table:table-row>
        <table:table-row table:style-name="ro2">
          <table:table-cell office:value-type="string">
            <text:p>Alaimidae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Enopl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Leptolaimidae</text:p>
          </table:table-cell>
        </table:table-row>
        <table:table-row table:style-name="ro2">
          <table:table-cell office:value-type="string">
            <text:p>Monhysteroidea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3">
          <table:table-cell table:style-name="ce4"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Qudsianematidae</text:p>
          </table:table-cell>
        </table:table-row>
        <table:table-row table:style-name="ro2">
          <table:table-cell office:value-type="string">
            <text:p>Qudsianemat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Steinernematidae </text:p>
          </table:table-cell>
        </table:table-row>
        <table:table-row table:style-name="ro2">
          <table:table-cell office:value-type="string">
            <text:p>Steinernematidae </text:p>
          </table:table-cell>
        </table:table-row>
        <table:table-row table:style-name="ro2">
          <table:table-cell office:value-type="string">
            <text:p>Trichodoridae 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encholaimoidea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  <table:table-row table:style-name="ro3" table:number-rows-repeated="1048536">
          <table:table-cell/>
        </table:table-row>
        <table:table-row table:style-name="ro3">
          <table:table-cell/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2.A1:Sheet2.A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31">2022-05-31</text:date>, <text:time>20:1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31T20:15:05.01</dc:date>
    <dc:creator>Lawrence Perepolkin</dc:creator>
    <meta:editing-duration>PT9H52M41S</meta:editing-duration>
    <meta:editing-cycles>47</meta:editing-cycles>
    <meta:generator>OpenOffice/4.1.12$Win32 OpenOffice.org_project/4112m1$Build-9809</meta:generator>
    <meta:document-statistic meta:table-count="3" meta:cell-count="247" meta:object-count="0"/>
  </office:meta>
</office:document-meta>
</file>